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e83" officeooo:paragraph-rsid="0013ee8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wew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3:03:04.774262787</meta:creation-date>
    <dc:date>2025-09-27T23:03:22.86630941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7.2$Linux_X86_64 LibreOffice_project/420$Build-2</meta:generator>
  </office:meta>
</office:document-meta>
</file>